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3" table:number-rows-repeated="2">
          <table:table-cell table:number-columns-repeated="10"/>
          <table:table-cell table:style-name="Default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formula="of:=[.I28]/([.G28]*[.F28])" office:value-type="float" office:value="0.000209956192751892">
            <text:p>2.10E-04</text:p>
          </table:table-cell>
        </table:table-row>
      </table:table>
      <table:table table:name="Adjoint Expected Value" table:style-name="ta1">
        <table:table-column table:style-name="co10" table:default-cell-style-name="Default"/>
        <table:table-row table:style-name="ro3">
          <table:table-cell/>
        </table:table-row>
      </table:table>
      <table:table table:name="Forward Collsion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4T11:48:35</dc:date>
    <dc:creator>Stuart Slattery</dc:creator>
    <meta:editing-duration>PT2H15M58S</meta:editing-duration>
    <meta:editing-cycles>27</meta:editing-cycles>
    <meta:generator>LibreOffice/4.0.2.2$Linux_X86_64 LibreOffice_project/400m0$Build-2</meta:generator>
    <meta:document-statistic meta:table-count="3" meta:cell-count="204" meta:object-count="0"/>
  </office:meta>
</office:document-meta>
</file>